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 style:master-page-name="Standard">
      <loext:graphic-properties draw:fill="none"/>
      <style:paragraph-properties fo:margin-left="0in" fo:margin-right="0in" fo:margin-top="0.0835in" fo:margin-bottom="0.0417in" loext:contextual-spacing="false" fo:line-height="115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officeooo:rsid="001c0bbe" officeooo:paragraph-rsid="000dd9e5"/>
    </style:style>
    <style:style style:name="P2" style:family="paragraph" style:parent-style-name="List_20_Paragraph" style:list-style-name="WWNum45">
      <style:text-properties officeooo:paragraph-rsid="000ea85c"/>
    </style:style>
    <style:style style:name="P3" style:family="paragraph" style:parent-style-name="List_20_Paragraph" style:list-style-name="WWNum45">
      <style:text-properties fo:language="en" fo:country="GB" officeooo:paragraph-rsid="000ea85c"/>
    </style:style>
    <style:style style:name="P4" style:family="paragraph" style:parent-style-name="List_20_Paragraph" style:list-style-name="WWNum45">
      <style:paragraph-properties fo:margin-left="0in" fo:margin-right="0in" fo:text-indent="0in" style:auto-text-indent="false"/>
      <style:text-properties fo:language="en" fo:country="GB" officeooo:paragraph-rsid="000ea85c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language="en" fo:country="GB" officeooo:paragraph-rsid="000ea85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language="en" fo:country="GB" officeooo:rsid="000ea85c" officeooo:paragraph-rsid="000ea85c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0ea85c"/>
    </style:style>
    <style:style style:name="T1" style:family="text">
      <style:text-properties officeooo:rsid="001c0bbe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officeooo:rsid="000ea85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c0bbe" style:font-weight-asian="bold"/>
    </style:style>
    <style:style style:name="T7" style:family="text">
      <style:text-properties officeooo:rsid="000ea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ideo System – Requirements</text:h>
      <text:p text:style-name="P7"><text:span text:style-name="T1">The video</text:span> system <text:span text:style-name="T1">needs to be</text:span> with <text:span text:style-name="T2">the </text:span>following functionality: </text:p>
      <text:list xml:id="list8510336278802596903" text:style-name="WWNum45">
        <text:list-item>
          <text:p text:style-name="P2">You have a collection of videos. Put the data in an AngularJS <text:span text:style-name="T2">Service</text:span> and display all the videos on the home page.</text:p>
        </text:list-item>
        <text:list-item>
          <text:p text:style-name="P2">Every video should contain: </text:p>
          <text:list>
            <text:list-item>
              <text:p text:style-name="P2">Title</text:p>
            </text:list-item>
            <text:list-item>
              <text:p text:style-name="P2">Picture</text:p>
            </text:list-item>
            <text:list-item>
              <text:p text:style-name="P2">Length</text:p>
            </text:list-item>
            <text:list-item>
              <text:p text:style-name="P2">Category</text:p>
            </text:list-item>
            <text:list-item>
              <text:p text:style-name="P3">Subscribers count</text:p>
            </text:list-item>
            <text:list-item>
              <text:p text:style-name="P3">Date</text:p>
            </text:list-item>
            <text:list-item>
              <text:p text:style-name="P3">HaveSubtitles</text:p>
            </text:list-item>
            <text:list-item>
              <text:p text:style-name="P3">Comments – Every comment should contain:</text:p>
              <text:list>
                <text:list-item>
                  <text:p text:style-name="P3">Username </text:p>
                </text:list-item>
                <text:list-item>
                  <text:p text:style-name="P3">Date</text:p>
                </text:list-item>
                <text:list-item>
                  <text:p text:style-name="P3">Content</text:p>
                </text:list-item>
                <text:list-item>
                  <text:p text:style-name="P3">PictureUrl</text:p>
                </text:list-item>
              </text:list>
            </text:list-item>
          </text:list>
        </text:list-item>
        <text:list-item>
          <text:p text:style-name="P2">You should have a functionality for <text:span text:style-name="T5">adding a new video. </text:span>Add validations for the following inputs:</text:p>
          <text:list>
            <text:list-item>
              <text:p text:style-name="P2">Title, PictureUrl and Category are required</text:p>
            </text:list-item>
            <text:list-item>
              <text:p text:style-name="P2">The PictureUrl should be a valid url address</text:p>
            </text:list-item>
            <text:list-item>
              <text:p text:style-name="P2">Required fields must be marked by a symbol of your choosing (e.g. *)</text:p>
            </text:list-item>
            <text:list-item>
              <text:p text:style-name="P2">Validation should be dynamical and it should show errors on the client side</text:p>
            </text:list-item>
            <text:list-item>
              <text:p text:style-name="P2">You should not be permitted to post a form with validation errors</text:p>
            </text:list-item>
          </text:list>
        </text:list-item>
        <text:list-item>
          <text:p text:style-name="P2"><text:span text:style-name="T2">You should have </text:span><text:span text:style-name="T3">filters </text:span><text:span text:style-name="T2">on the page that contains all the videos: </text:span></text:p>
          <text:list>
            <text:list-item>
              <text:p text:style-name="P3">by category </text:p>
            </text:list-item>
            <text:list-item>
              <text:p text:style-name="P3">by date</text:p>
            </text:list-item>
            <text:list-item>
              <text:p text:style-name="P3">by having subtitles</text:p>
            </text:list-item>
          </text:list>
        </text:list-item>
        <text:list-item>
          <text:p text:style-name="P2"><text:span text:style-name="T2">You should have </text:span><text:span text:style-name="T3">sorting </text:span><text:span text:style-name="T2">on the page that contains all the videos: </text:span></text:p>
          <text:list>
            <text:list-item>
              <text:p text:style-name="P3">by title</text:p>
            </text:list-item>
            <text:list-item>
              <text:p text:style-name="P3">by length</text:p>
              <text:p text:style-name="P3"><text:span text:style-name="T2">by date</text:span></text:p>
            </text:list-item>
          </text:list>
        </text:list-item>
        <text:list-item>
          <text:p text:style-name="P2"><text:span text:style-name="T2">You should have </text:span><text:span text:style-name="T3">sorting </text:span><text:span text:style-name="T2">on the page that contains all the </text:span><text:span text:style-name="T4">comments inside the videos</text:span><text:span text:style-name="T2">: </text:span></text:p>
          <text:list>
            <text:list-item>
              <text:p text:style-name="P3">by <text:span text:style-name="T7">likes</text:span></text:p>
            </text:list-item>
          </text:list>
        </text:list-item>
      </text:list>
      <text:p text:style-name="P6"/>
      <text:list xml:id="list63103717685808" text:continue-numbering="true" text:style-name="WWNum45">
        <text:list-item>
          <text:list>
            <text:list-header>
              <text:p text:style-name="P4"/>
            </text:list-header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.0417in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19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style:font-name="Symbol"/>
      </text:list-level-style-bullet>
      <text:list-level-style-bullet text:level="5" text:style-name="ListLabel_20_111" style:num-suffix="o" text:bullet-char="o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style:font-name="Symbol"/>
      </text:list-level-style-bullet>
      <text:list-level-style-bullet text:level="8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06:23:12.147712578</meta:creation-date>
    <dc:date>2017-03-19T06:31:03.098716766</dc:date>
    <meta:editing-duration>PT7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09" meta:character-count="1073" meta:non-whitespace-character-count="918"/>
  </office:meta>
</office:document-meta>
</file>